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80bb" officeooo:paragraph-rsid="000780bb"/>
    </style:style>
    <style:style style:name="P2" style:family="paragraph" style:parent-style-name="Text_20_body">
      <style:text-properties officeooo:rsid="00092d33" officeooo:paragraph-rsid="00092d33"/>
    </style:style>
    <style:style style:name="P3" style:family="paragraph" style:parent-style-name="Heading_20_1">
      <style:text-properties officeooo:rsid="000780bb" officeooo:paragraph-rsid="000780bb"/>
    </style:style>
    <style:style style:name="P4" style:family="paragraph" style:parent-style-name="Heading_20_2">
      <style:text-properties officeooo:rsid="000780bb" officeooo:paragraph-rsid="000780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2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ół-elfy</text:h>
      <text:h text:style-name="P4" text:outline-level="2">Cechy rasowe</text:h>
      <text:p text:style-name="P1">Twój pół-elf posiada pewne cechy elfów i pewne cechy pół-elfów.</text:p>
      <text:p text:style-name="P1"><text:span text:style-name="T1">Zwiększenie wartości atrybutów</text:span>: Twoja Charyzma jest zwiększona o 2, a dwa inne atrybuty Twojego wyboru zwiększasz dodatkowo o 1 każdy.</text:p>
      <text:p text:style-name="P1"><text:span text:style-name="T1">Wiek</text:span>: Pół-elfy dorastają mniej-więcej w ludzkim tempie i osiągają dojrzałość w wieku 20 lat. Żyją znacznie dłużej niż ludzie, często dożywając 180 urodzin.</text:p>
      <text:p text:style-name="P1"><text:span text:style-name="T1">Charakter</text:span>: Pół-elfy dzielą chaotyczne skłonności z elfami. Cenią zarówno wolność osobistą jak i kreatywną ekspresję, wykazując się zarówno brakiem chęci podążania za liderami jak i posiadania podległych. Nie lubią sztywnych zasad, odrzucają żądania innych i czasami nie można na nich polegać lub po prostu są nieprzewidywalne.</text:p>
      <text:p text:style-name="P1"><text:span text:style-name="T1">Rozmiar</text:span>: <text:span text:style-name="T2">Pół-elfy są rozmiaru ludzi, osiągając wysokość 5 lub 6 stóp. Twój rozmiar to Średni.</text:span></text:p>
      <text:p text:style-name="P2"><text:span text:style-name="T1">Szybkość</text:span>: Twoja szybkość to 30 stóp.</text:p>
      <text:p text:style-name="P2"><text:span text:style-name="T1">Widzenie w ciemnościach</text:span>: Dzięki Twojej elfiej krwi, posiadasz wzrok dostosowany do ciemności i słabego światła. Widzisz w słabym świetle w zasięgu 60 stóp jak w jasnym, a w ciemności jak w słabym świetle. Nie możesz rozróżniać kolorów w ciemności, tylko odcienie szarości.</text:p>
      <text:p text:style-name="P2"><text:span text:style-name="T1">Dziedzictwo Fey</text:span>: Posiadasz Przewagę na rzutach obronnych przeciwko zostaniu zauroczonym, i magia nie może Cię uśpić. </text:p>
      <text:p text:style-name="P2"><text:span text:style-name="T1">Uniwersalne umiejętności</text:span>: Uzyskujesz Biegłość w dwóch umiejętnościach swojego wyboru.</text:p>
      <text:p text:style-name="P2"><text:span text:style-name="T1">Języki</text:span>: Mówisz, piszesz i czytasz we wspólnym, elfickim i jednym dodatkowym języku swojego wyboru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2:03:39.830000000</dc:date>
    <meta:editing-duration>PT30M36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204" meta:character-count="1399" meta:non-whitespace-character-count="1206"/>
  </office:meta>
</office:document-meta>
</file>